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8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5" style:family="paragraph" style:parent-style-name="Standard"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7" style:family="paragraph" style:parent-style-name="Standard"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1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9" style:family="paragraph" style:parent-style-name="Text_20_body" style:list-style-name="L6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4" style:family="paragraph" style:parent-style-name="Standard" style:list-style-name="L7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5" style:family="paragraph" style:parent-style-name="Standard" style:list-style-name="L11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6" style:family="paragraph" style:parent-style-name="Standard" style:list-style-name="L5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7" style:family="paragraph" style:parent-style-name="Standard" style:list-style-name="L5">
      <style:text-properties style:font-name="Arial"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8" style:family="paragraph" style:parent-style-name="Standard" style:list-style-name="L7">
      <style:text-properties style:font-name="Arial" fo:font-size="10.5pt" style:font-size-asian="10.5pt" style:font-name-complex="Arial" style:font-size-complex="10.5pt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0" style:family="paragraph" style:parent-style-name="Standard" style:list-style-name="L4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1" style:family="paragraph" style:parent-style-name="Standard" style:list-style-name="L8">
      <style:text-properties fo:font-size="10.5pt" style:font-size-asian="10.5pt" style:font-size-complex="10.5pt"/>
    </style:style>
    <style:style style:name="P32" style:family="paragraph" style:parent-style-name="Standard" style:list-style-name="L9">
      <style:text-properties fo:font-size="10.5pt" style:font-size-asian="10.5pt" style:font-size-complex="10.5pt"/>
    </style:style>
    <style:style style:name="P33" style:family="paragraph" style:parent-style-name="Standard" style:list-style-name="L11">
      <style:text-properties fo:font-size="10.5pt" style:font-size-asian="10.5pt" style:font-size-complex="10.5pt"/>
    </style:style>
    <style:style style:name="P34" style:family="paragraph" style:parent-style-name="Standard" style:list-style-name="L5">
      <style:text-properties fo:font-size="10.5pt" style:font-size-asian="10.5pt" style:font-size-complex="10.5pt"/>
    </style:style>
    <style:style style:name="P35" style:family="paragraph" style:parent-style-name="Standard" style:list-style-name="L10"/>
    <style:style style:name="T1" style:family="text">
      <style:text-properties fo:color="#999999" style:font-name="Arial" fo:font-size="6pt" style:font-size-asian="6pt" style:font-name-complex="Arial" style:font-size-complex="6pt"/>
    </style:style>
    <style:style style:name="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80" style:font-name="Arial" fo:font-size="6pt" style:font-size-asian="6pt" style:font-name-complex="Arial" style:font-size-complex="6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weight="normal" style:font-weight-asian="normal" style:font-name-complex="Arial" style:font-weight-complex="normal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9" style:family="text">
      <style:text-properties style:font-name="Arial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T11" style:family="text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12" style:family="text">
      <style:text-properties style:font-name="Arial" fo:font-size="10.5pt" fo:font-weight="normal" style:font-name-asian="Arial1" style:font-size-asian="10.5pt" style:font-weight-asian="normal" style:font-name-complex="Arial" style:font-size-complex="10.5pt" style:font-weight-complex="normal"/>
    </style:style>
    <style:style style:name="T13" style:family="text">
      <style:text-properties style:font-name="Arial1" fo:font-size="10.5pt" fo:font-weight="normal" style:font-name-asian="Arial1" style:font-size-asian="10.5pt" style:font-weight-asian="normal" style:font-name-complex="Arial1" style:font-size-complex="10.5pt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innur Yunusov</text:p>
      <text:p text:style-name="P5"><text:span text:style-name="T5"><text:s/></text:span><text:a xlink:type="simple" xlink:href="mailto:mmyunusov@gmail.com" text:style-name="Internet_20_link" text:visited-style-name="Visited_20_Internet_20_Link"><text:span text:style-name="Internet_20_link"><text:span text:style-name="T11">mmyunusov@gmail.com</text:span></text:span></text:a><text:span text:style-name="T12"> </text:span><text:span text:style-name="T13">• </text:span><text:a xlink:type="simple" xlink:href="http://www.minnur.com/" text:style-name="Internet_20_link" text:visited-style-name="Visited_20_Internet_20_Link"><text:span text:style-name="Internet_20_link"><text:span text:style-name="T13">www.minnur.com</text:span></text:span></text:a></text:p>
      <text:p text:style-name="P7"/>
      <text:p text:style-name="P18">Summary</text:p>
      <text:p text:style-name="P9"/>
      <text:list xml:id="list8367829910682582504" text:style-name="L1">
        <text:list-item>
          <text:p text:style-name="P21">Proven ability to jump into new projects and learn new technologies quickly.</text:p>
        </text:list-item>
        <text:list-item>
          <text:p text:style-name="P21">Proven ability to quickly create prototypes (proof of concept prototyping).</text:p>
        </text:list-item>
        <text:list-item>
          <text:p text:style-name="P21">Proven track record of initiating and delivering successful projects and SaaS products.</text:p>
        </text:list-item>
        <text:list-item>
          <text:p text:style-name="P21">I use LAMP/LEMP stack, AngularJS 1(intermediate), Drupal (expert), Wordpress (intermediate), iOS/Android (beginner)</text:p>
        </text:list-item>
      </text:list>
      <text:p text:style-name="P9"/>
      <text:p text:style-name="P16">Recent Experience</text:p>
      <text:p text:style-name="P11"/>
      <text:p text:style-name="P14">Presshub.io – San Francisco, CA</text:p>
      <text:p text:style-name="P12">Founder, June 2016 – Present</text:p>
      <text:p text:style-name="P8"/>
      <text:list xml:id="list1602998811859686631" text:style-name="L2">
        <text:list-item>
          <text:p text:style-name="P22">Developed and launched content distribution API platform that lets anyone publish their content to Apple News, Facebook Instant Articles, Medium and other content platforms.</text:p>
        </text:list-item>
        <text:list-item>
          <text:p text:style-name="P22">Built server infrastructure with web-heads, load balancers (HAProxy) and database replications.</text:p>
        </text:list-item>
      </text:list>
      <text:p text:style-name="P11"/>
      <text:p text:style-name="P14">Chapter Three – San Francisco, CA</text:p>
      <text:p text:style-name="P12">Senior Drupal Developer, June 2015 – Present</text:p>
      <text:list xml:id="list2242107423341557380" text:style-name="L3">
        <text:list-header>
          <text:p text:style-name="P23"/>
        </text:list-header>
        <text:list-item>
          <text:p text:style-name="P23">One of the principal developer of the Apple News Drupal 7 module and Apple News PHP library.</text:p>
        </text:list-item>
        <text:list-item>
          <text:p text:style-name="P23">Integrated third-party systems (Click &amp; Pledge, Urban Airship Web Notification Drupal modules).</text:p>
        </text:list-item>
        <text:list-item>
          <text:p text:style-name="P23">One of the principal developer of Pinterest's Careers website, ETOnline.com, Military.com.</text:p>
        </text:list-item>
        <text:list-item>
          <text:p text:style-name="P23">Integrated SSO (SimpleSAMLphp with ADFS and PingOne, OAuth2) for both D7 and D8.</text:p>
        </text:list-item>
        <text:list-item>
          <text:p text:style-name="P23">Performed database migrations (Bricolage to Drupal, MsSQL to Drupal using Migrate module).</text:p>
        </text:list-item>
        <text:list-item>
          <text:p text:style-name="P23">Maintained and supported Drupal 7 and Drupal 8 sites (custom module development).</text:p>
        </text:list-item>
      </text:list>
      <text:p text:style-name="P11"/>
      <text:p text:style-name="P14">Urban Insight, Inc – Los Angeles, CA</text:p>
      <text:p text:style-name="P12">Web Developer, September 2009 – June 2015</text:p>
      <text:p text:style-name="P8"/>
      <text:list xml:id="list1678229599752854860" text:style-name="L4">
        <text:list-item>
          <text:p text:style-name="P29">Collaborated with client's developers to solve various project related problems.</text:p>
        </text:list-item>
        <text:list-item>
          <text:p text:style-name="P30">Performed internal semi-weekly code reviews of other developers to improve their code.</text:p>
        </text:list-item>
        <text:list-item>
          <text:p text:style-name="P30">Participated in internal kick-off project meetings and provided estimates.</text:p>
        </text:list-item>
        <text:list-item>
          <text:p text:style-name="P30">Presented project overviews, technical details to coworkers to enhance their skills.</text:p>
        </text:list-item>
        <text:list-item>
          <text:p text:style-name="P30">Developed video courses platform and custom e-commerce platform for Planetizen.</text:p>
        </text:list-item>
      </text:list>
      <text:p text:style-name="P8"/>
      <text:p text:style-name="P15">Freelance</text:p>
      <text:p text:style-name="P13"/>
      <text:list xml:id="list5463833046914228517" text:style-name="L5">
        <text:list-item>
          <text:p text:style-name="P27">Implemented <text:span text:style-name="T15">AMP</text:span> and <text:span text:style-name="T15">Apple News</text:span> in <text:span text:style-name="T15">Wordpress</text:span>.</text:p>
        </text:list-item>
        <text:list-item>
          <text:p text:style-name="P27">Implemented SSO between <text:span text:style-name="T15">Magento</text:span> and <text:span text:style-name="T15">Drupal </text:span>for<text:span text:style-name="T15"> DWELL</text:span>.</text:p>
        </text:list-item>
        <text:list-item>
          <text:p text:style-name="P27">Developed registration page for <text:span text:style-name="T15">Williams-Sonoma, Inc.</text:span></text:p>
        </text:list-item>
      </text:list>
      <text:p text:style-name="P8"/>
      <text:p text:style-name="P16">Education</text:p>
      <text:p text:style-name="P10"/>
      <text:p text:style-name="P14">Tyumen State University – Tyumen, Russia</text:p>
      <text:p text:style-name="P12">Master's Degree in Computer Science, 2003 – 2009</text:p>
      <text:p text:style-name="P6"/>
      <text:list xml:id="list4693556368770965391" text:style-name="L6">
        <text:list-item>
          <text:p text:style-name="P19">Emphasis on System Engineering and Information Technologies.</text:p>
        </text:list-item>
      </text:list>
      <text:p text:style-name="P16"><text:soft-page-break/></text:p>
      <text:p text:style-name="P16">Hobbies</text:p>
      <text:p text:style-name="P6"/>
      <text:list xml:id="list8160722606279702433" text:style-name="L7">
        <text:list-item>
          <text:p text:style-name="P28">I am building a new startup and learning iOS and Android development to solve paper usage problem for both people and companies.</text:p>
        </text:list-item>
        <text:list-item>
          <text:p text:style-name="P28">When time permits I am preparing myself to become a pilot.</text:p>
        </text:list-item>
        <text:list-item>
          <text:p text:style-name="P28">Built several successful open source projects: Wordpress (<text:span text:style-name="T16">4</text:span><text:span text:style-name="T14">000</text:span>+ sites using one of the plugins) and Drupal modules (one of them installed on over <text:span text:style-name="T14">6000</text:span>+ sites and I maintain a module that's installed on <text:span text:style-name="T14">17000</text:span>+ sites.).</text:p>
        </text:list-item>
        <text:list-item>
          <text:p text:style-name="P24">Oil painting and photography.</text:p>
        </text:list-item>
      </text:list>
      <text:p text:style-name="P4"/>
      <text:p text:style-name="P2">Numbers</text:p>
      <text:p text:style-name="P17">Presshub.io, Inc</text:p>
      <text:p text:style-name="P17"/>
      <text:list xml:id="list4871598781873790070" text:style-name="L8">
        <text:list-item>
          <text:p text:style-name="P31"><text:span text:style-name="T6">Built content distribution platform and launched a company in </text:span><text:span text:style-name="T7">3</text:span><text:span text:style-name="T6"> months. Currently I have a number of clients using it and the project supports itself. </text:span></text:p>
        </text:list-item>
        <text:list-item>
          <text:p text:style-name="P31"><text:span text:style-name="T8">50% </text:span><text:span text:style-name="T10">frontend development and </text:span><text:span text:style-name="T8">50%</text:span><text:span text:style-name="T10"> backend development.</text:span></text:p>
        </text:list-item>
      </text:list>
      <text:p text:style-name="P16"/>
      <text:p text:style-name="P3">Chapter Three</text:p>
      <text:list xml:id="list7038346978291159808" text:style-name="L9">
        <text:list-item>
          <text:p text:style-name="P32"><text:span text:style-name="T6">At Chapter Three, I maintained about </text:span><text:span text:style-name="T8">220</text:span><text:span text:style-name="T6"> websites. </text:span></text:p>
        </text:list-item>
        <text:list-item>
          <text:p text:style-name="P32"><text:span text:style-name="T6">Migrated over </text:span><text:span text:style-name="T8">70</text:span><text:span text:style-name="T6"> websites from .NET system to Drupal 7.</text:span></text:p>
        </text:list-item>
        <text:list-item>
          <text:p text:style-name="P32"><text:span text:style-name="T6">Wrote about </text:span><text:span text:style-name="T8">20</text:span><text:span text:style-name="T6"> blog posts on a company website, including blog posts about Drupal 8.</text:span></text:p>
        </text:list-item>
        <text:list-item>
          <text:p text:style-name="P32"><text:span text:style-name="T6">Over than </text:span><text:span text:style-name="T8">95%</text:span><text:span text:style-name="T6"> of all projects launched on time.</text:span></text:p>
        </text:list-item>
        <text:list-item>
          <text:p text:style-name="P32"><text:span text:style-name="T6">About </text:span><text:span text:style-name="T8">80%</text:span><text:span text:style-name="T6"> of the time I am using PHP. I spend about </text:span><text:span text:style-name="T8">20% </text:span><text:span text:style-name="T10">of the time in frontend development.</text:span></text:p>
        </text:list-item>
      </text:list>
      <text:list xml:id="list4746632370144311465" text:style-name="L10">
        <text:list-item>
          <text:p text:style-name="P35"/>
        </text:list-item>
      </text:list>
      <text:p text:style-name="P10"/>
      <text:p text:style-name="P3">Urban Insight, Inc.</text:p>
      <text:list xml:id="list394859323925786118" text:style-name="L11">
        <text:list-item>
          <text:p text:style-name="P33"><text:span text:style-name="T6">At Urban Insight, Inc, I launched and maintained around </text:span><text:span text:style-name="T8">50</text:span><text:span text:style-name="T6"> websites. </text:span></text:p>
        </text:list-item>
        <text:list-item>
          <text:p text:style-name="P33"><text:span text:style-name="T6">About </text:span><text:span text:style-name="T8">94%</text:span><text:span text:style-name="T6"> of them build using Drupal. </text:span><text:span text:style-name="T8">1%</text:span><text:span text:style-name="T6"> WordPress sites. </text:span><text:span text:style-name="T8">5%</text:span><text:span text:style-name="T6"> of .NET projects. </text:span></text:p>
        </text:list-item>
        <text:list-item>
          <text:p text:style-name="P33"><text:span text:style-name="T6">I maintained around </text:span><text:span text:style-name="T8">26%</text:span><text:span text:style-name="T6"> of all those projects. In average I maintain </text:span><text:span text:style-name="T8">3-5</text:span><text:span text:style-name="T6"> sites at a time.</text:span></text:p>
        </text:list-item>
        <text:list-item>
          <text:p text:style-name="P33"><text:span text:style-name="T6">Around </text:span><text:span text:style-name="T8">80%</text:span><text:span text:style-name="T6"> of my estimates are correct and features are implemented within the estimate or even in less time. </text:span></text:p>
        </text:list-item>
        <text:list-item>
          <text:p text:style-name="P33"><text:span text:style-name="T6">Around </text:span><text:span text:style-name="T8">30%</text:span><text:span text:style-name="T9"> </text:span><text:span text:style-name="T10">of projects were migrated either from other CMS or older versions of Drupal to the most recent.</text:span></text:p>
        </text:list-item>
        <text:list-item>
          <text:p text:style-name="P33"><text:span text:style-name="T6">My salary has grown over </text:span><text:span text:style-name="T8">175%</text:span><text:span text:style-name="T6"> since I started working at the company.</text:span></text:p>
        </text:list-item>
        <text:list-item>
          <text:p text:style-name="P33"><text:span text:style-name="T6">Custom e-commerce module I developed increased the number of sales on one of the sites by about </text:span><text:span text:style-name="T8">10%</text:span><text:span text:style-name="T6">.</text:span></text:p>
        </text:list-item>
        <text:list-item>
          <text:p text:style-name="P25">Over than <text:span text:style-name="T14">95%</text:span> of all projects launched on time.</text:p>
        </text:list-item>
      </text:list>
      <text:p text:style-name="P10"/>
      <text:p text:style-name="P3">Freelance</text:p>
      <text:list xml:id="list736880556" text:continue-list="list5463833046914228517" text:style-name="L5">
        <text:list-item>
          <text:p text:style-name="P34"><text:span text:style-name="T6">I maintained around </text:span><text:span text:style-name="T8">10</text:span><text:span text:style-name="T6"> sites on my spare time. </text:span></text:p>
        </text:list-item>
        <text:list-item>
          <text:p text:style-name="P34"><text:span text:style-name="T8">5</text:span><text:span text:style-name="T6"> of them nationally recognized companies. </text:span></text:p>
        </text:list-item>
        <text:list-item>
          <text:p text:style-name="P34"><text:span text:style-name="T8">100%</text:span><text:span text:style-name="T6"> of all projects delivered on time.</text:span></text:p>
        </text:list-item>
        <text:list-item>
          <text:p text:style-name="P26"><text:span text:style-name="T14">90%</text:span><text:span text:style-name="T15"> of my clients are hiring me for their new projec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Times New Roman" fo:font-size="12pt" fo:font-weight="bold" style:font-name-asian="Arial Unicode MS1" style:font-size-asian="12pt" style:font-weight-asian="bold" style:font-name-complex="Arial Unicode MS1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font-size="11pt" style:font-size-asian="11pt" style:font-name-complex="OpenSymbol" style:font-size-complex="11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6pt" style:font-size-asian="6pt" style:font-name-complex="Arial" style:font-size-complex="6pt"/>
    </style:style>
    <style:style style:name="M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M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MT4" style:family="text">
      <style:text-properties fo:color="#000080" style:font-name="Arial" fo:font-size="6pt" style:font-size-asian="6pt" style:font-name-complex="Arial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25in" fo:margin-left="0in" fo:margin-right="0in" fo:margin-top="0.253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07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innur Yunusov – </text:span><text:span text:style-name="MT2"><text:s/></text:span><text:a xlink:type="simple" xlink:href="mailto:mmyunusov@gmail.com" text:style-name="Internet_20_link" text:visited-style-name="Visited_20_Internet_20_Link"><text:span text:style-name="Internet_20_link"><text:span text:style-name="MT3">mmyunusov@gmail.com</text:span></text:span></text:a><text:span text:style-name="MT2"> - </text:span><text:span text:style-name="MT1"><text:s/></text:span><text:a xlink:type="simple" xlink:href="http://www.minnur.com/" text:style-name="Internet_20_link" text:visited-style-name="Visited_20_Internet_20_Link"><text:span text:style-name="Internet_20_link"><text:span text:style-name="MT4">www.minnur.com</text:span></text:span></text:a><text:span text:style-name="MT1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4-22T00:16:09</meta:creation-date>
    <dc:creator>Minnur Yunusov</dc:creator>
    <dc:date>2017-12-18T12:34:11</dc:date>
    <meta:editing-cycles>82</meta:editing-cycles>
    <meta:editing-duration>PT14H56M39S</meta:editing-duration>
    <meta:generator>OpenOffice/4.1.3$Unix OpenOffice.org_project/413m1$Build-9783</meta:generator>
    <meta:document-statistic meta:table-count="0" meta:image-count="0" meta:object-count="0" meta:page-count="2" meta:paragraph-count="65" meta:word-count="677" meta:character-count="4145"/>
  </office:meta>
</office:document-meta>
</file>